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88d1" officeooo:paragraph-rsid="000c88d1"/>
    </style:style>
    <style:style style:name="P2" style:family="paragraph" style:parent-style-name="Standard">
      <style:text-properties officeooo:rsid="000c88d1" officeooo:paragraph-rsid="000c88d1"/>
    </style:style>
    <style:style style:name="P3" style:family="paragraph" style:parent-style-name="Standard">
      <style:text-properties officeooo:rsid="000e7516" officeooo:paragraph-rsid="000e7516"/>
    </style:style>
    <style:style style:name="P4" style:family="paragraph" style:parent-style-name="Standard">
      <style:text-properties fo:font-weight="normal" officeooo:rsid="000e7516" officeooo:paragraph-rsid="000e7516" style:font-weight-asian="normal" style:font-weight-complex="normal"/>
    </style:style>
    <style:style style:name="P5" style:family="paragraph" style:parent-style-name="Standard">
      <style:text-properties fo:font-weight="normal" officeooo:rsid="00125f97" officeooo:paragraph-rsid="00125f97" style:font-weight-asian="normal" style:font-weight-complex="normal"/>
    </style:style>
    <style:style style:name="P6" style:family="paragraph" style:parent-style-name="Standard">
      <style:text-properties fo:font-weight="normal" officeooo:rsid="00131253" officeooo:paragraph-rsid="00131253" style:font-weight-asian="normal" style:font-weight-complex="normal"/>
    </style:style>
    <style:style style:name="P7" style:family="paragraph" style:parent-style-name="Standard">
      <style:text-properties fo:font-weight="normal" officeooo:rsid="00145f26" officeooo:paragraph-rsid="00145f26" style:font-weight-asian="normal" style:font-weight-complex="normal"/>
    </style:style>
    <style:style style:name="P8" style:family="paragraph" style:parent-style-name="Standard">
      <style:text-properties fo:font-weight="normal" officeooo:rsid="0015f0ce" officeooo:paragraph-rsid="0015f0ce" style:font-weight-asian="normal" style:font-weight-complex="normal"/>
    </style:style>
    <style:style style:name="P9" style:family="paragraph" style:parent-style-name="Standard">
      <style:text-properties fo:font-weight="normal" officeooo:rsid="00173464" officeooo:paragraph-rsid="00173464" style:font-weight-asian="normal" style:font-weight-complex="normal"/>
    </style:style>
    <style:style style:name="P10" style:family="paragraph" style:parent-style-name="Standard">
      <style:text-properties fo:font-weight="normal" officeooo:rsid="0018fbfc" officeooo:paragraph-rsid="0018fbfc" style:font-weight-asian="normal" style:font-weight-complex="normal"/>
    </style:style>
    <style:style style:name="P11" style:family="paragraph" style:parent-style-name="Standard">
      <style:text-properties fo:font-weight="normal" officeooo:rsid="001a6c3e" officeooo:paragraph-rsid="001a6c3e" style:font-weight-asian="normal" style:font-weight-complex="normal"/>
    </style:style>
    <style:style style:name="P12" style:family="paragraph" style:parent-style-name="Standard">
      <style:text-properties fo:font-weight="normal" officeooo:rsid="001ada15" officeooo:paragraph-rsid="001ada15" style:font-weight-asian="normal" style:font-weight-complex="normal"/>
    </style:style>
    <style:style style:name="P13" style:family="paragraph" style:parent-style-name="Standard">
      <style:text-properties fo:font-weight="normal" officeooo:rsid="001bbd5b" officeooo:paragraph-rsid="001bbd5b" style:font-weight-asian="normal" style:font-weight-complex="normal"/>
    </style:style>
    <style:style style:name="P14" style:family="paragraph" style:parent-style-name="Standard">
      <style:text-properties fo:font-weight="normal" officeooo:rsid="001ca59a" officeooo:paragraph-rsid="001ca59a" style:font-weight-asian="normal" style:font-weight-complex="normal"/>
    </style:style>
    <style:style style:name="P15" style:family="paragraph" style:parent-style-name="Standard">
      <style:text-properties fo:font-weight="normal" officeooo:rsid="001dabbb" officeooo:paragraph-rsid="001dabbb" style:font-weight-asian="normal" style:font-weight-complex="normal"/>
    </style:style>
    <style:style style:name="P16" style:family="paragraph" style:parent-style-name="Standard">
      <style:text-properties fo:font-weight="normal" officeooo:rsid="001f73dc" officeooo:paragraph-rsid="001f73dc" style:font-weight-asian="normal" style:font-weight-complex="normal"/>
    </style:style>
    <style:style style:name="P17" style:family="paragraph" style:parent-style-name="Standard">
      <style:text-properties fo:font-weight="normal" officeooo:rsid="0020490d" officeooo:paragraph-rsid="0020490d" style:font-weight-asian="normal" style:font-weight-complex="normal"/>
    </style:style>
    <style:style style:name="P18" style:family="paragraph" style:parent-style-name="Standard">
      <style:text-properties fo:font-weight="normal" officeooo:rsid="002068f1" officeooo:paragraph-rsid="002068f1" style:font-weight-asian="normal" style:font-weight-complex="normal"/>
    </style:style>
    <style:style style:name="P19" style:family="paragraph" style:parent-style-name="Standard">
      <style:text-properties fo:font-weight="normal" officeooo:rsid="0021bf24" officeooo:paragraph-rsid="0021bf24" style:font-weight-asian="normal" style:font-weight-complex="normal"/>
    </style:style>
    <style:style style:name="P20" style:family="paragraph" style:parent-style-name="Standard">
      <style:text-properties fo:font-weight="normal" officeooo:rsid="00131253" officeooo:paragraph-rsid="00131253" fo:background-color="#ffff00" style:font-weight-asian="normal" style:font-weight-complex="normal"/>
    </style:style>
    <style:style style:name="T1" style:family="text">
      <style:text-properties officeooo:rsid="000e66a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0131a"/>
    </style:style>
    <style:style style:name="T4" style:family="text">
      <style:text-properties officeooo:rsid="0010a4d7"/>
    </style:style>
    <style:style style:name="T5" style:family="text">
      <style:text-properties officeooo:rsid="001a6c3e"/>
    </style:style>
    <style:style style:name="T6" style:family="text">
      <style:text-properties officeooo:rsid="001f73dc"/>
    </style:style>
    <style:style style:name="T7" style:family="text">
      <style:text-properties officeooo:rsid="0020490d"/>
    </style:style>
    <style:style style:name="T8" style:family="text">
      <style:text-properties officeooo:rsid="00248f10"/>
    </style:style>
    <style:style style:name="T9" style:family="text">
      <style:text-properties officeooo:rsid="0025f30c"/>
    </style:style>
    <style:style style:name="T10" style:family="text">
      <style:text-properties officeooo:rsid="0028686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ification</text:p>
      <text:p text:style-name="Standard"/>
      <text:p text:style-name="P2">Un planning gère : dates de début et de fin</text:p>
      <text:p text:style-name="P2">finalité : objectifs conformes à des exigences</text:p>
      <text:p text:style-name="P2">pilotage : contraintes de délai, de coût et de ressources</text:p>
      <text:p text:style-name="P2">éléments d'organisation : <text:span text:style-name="T1">rouge</text:span></text:p>
      <text:p text:style-name="P2"/>
      <text:p text:style-name="P3"><text:span text:style-name="T2">livrables de projet</text:span> et <text:span text:style-name="T2">livrables de produit</text:span></text:p>
      <text:p text:style-name="P3"/>
      <text:p text:style-name="P4">livrable projet : - livrable principal (produit final)</text:p>
      <text:p text:style-name="P4"><text:tab/><text:tab/> <text:s/>- guides, <text:span text:style-name="T3">documents techniques</text:span></text:p>
      <text:p text:style-name="P4"/>
      <text:p text:style-name="P4">livrable produit : - <text:span text:style-name="T4">documents d'analyse, cahier des charges</text:span></text:p>
      <text:p text:style-name="P4"/>
      <text:p text:style-name="P4">acteur client : moa</text:p>
      <text:p text:style-name="P4">acteur fournisseur : moe</text:p>
      <text:p text:style-name="P4"/>
      <text:p text:style-name="P5">connaître schéma avec les deux pyramides</text:p>
      <text:p text:style-name="P5"/>
      <text:p text:style-name="P20">connaître la définition de système d'information</text:p>
      <text:p text:style-name="P6"/>
      <text:p text:style-name="P7">osb : partie organisation</text:p>
      <text:p text:style-name="P7"/>
      <text:p text:style-name="P8">journal des tâches : liste à connaître</text:p>
      <text:p text:style-name="P9"/>
      <text:p text:style-name="P9">changer date de début : projet → informations sur le projet</text:p>
      <text:p text:style-name="P9">fichier → option → option avancée → cocher afficher la tâche récapitulative d'un projet</text:p>
      <text:p text:style-name="P9"/>
      <text:p text:style-name="P11">Dans un projet il faut : <text:span text:style-name="T9">Définir</text:span> les jalons</text:p>
      <text:p text:style-name="P9"/>
      <text:p text:style-name="P10"><text:span text:style-name="T5">Pour</text:span> structurer un projet : - wbs contenant les tâches à accomplir par domaines</text:p>
      <text:p text:style-name="P10"><text:s text:c="42"/>- wbr : <text:span text:style-name="T9">diagramme</text:span> des ressources</text:p>
      <text:p text:style-name="P10"><text:tab/><text:tab/><text:tab/> <text:s text:c="6"/>- livrables</text:p>
      <text:p text:style-name="P10"/>
      <text:p text:style-name="P11">Concevoir / assembler les tâches = imbriquer tout pour former le journal des tâches</text:p>
      <text:p text:style-name="P11"/>
      <text:p text:style-name="P12">en quoi est la durée et la charge de travail ?</text:p>
      <text:p text:style-name="P12"/>
      <text:p text:style-name="P13">diagramme de GANT</text:p>
      <text:p text:style-name="P13"/>
      <text:p text:style-name="P14">rbs = ressources <text:span text:style-name="T6">(une partie est dédiée aux ressources humaines : obs ("o" = organisation)</text:span></text:p>
      <text:p text:style-name="P14"/>
      <text:p text:style-name="P14">obs = </text:p>
      <text:p text:style-name="P14"/>
      <text:p text:style-name="P14">on affecte les ressources humaines à des activités et à des responsabilités</text:p>
      <text:p text:style-name="P14"/>
      <text:p text:style-name="P15">r = réalisateur</text:p>
      <text:p text:style-name="P15">a = approbateur</text:p>
      <text:p text:style-name="P17">c = <text:span text:style-name="T8">consulter</text:span></text:p>
      <text:p text:style-name="P15">i = informer</text:p>
      <text:p text:style-name="P15"/>
      <text:p text:style-name="P16">diagramme de gan t : tâches <text:span text:style-name="T7">concrètes</text:span>, tâches récapitulatives, tâches périodiques </text:p>
      <text:p text:style-name="P17"><text:soft-page-break/>diagramme de <text:span text:style-name="T10">GANT</text:span> : planification de type chronogramme</text:p>
      <text:p text:style-name="P17">réseau pert : type réseau ou graph</text:p>
      <text:p text:style-name="P17"/>
      <text:p text:style-name="P18">chemin critique : liste des activités qui ne peuvent avoir de retard </text:p>
      <text:p text:style-name="P18"/>
      <text:p text:style-name="P19">les tâches sont reliées entre elles par des étapes (avec des durées)</text:p>
      <text:p text:style-name="P19">date au plus tôt et date au plus tard</text:p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2T14:31:16.087640271</meta:creation-date>
    <dc:date>2015-10-15T15:37:22.209315709</dc:date>
    <meta:editing-duration>PT8H47M49S</meta:editing-duration>
    <meta:editing-cycles>28</meta:editing-cycles>
    <meta:generator>LibreOffice/4.3.3.2$Linux_X86_64 LibreOffice_project/430m0$Build-2</meta:generator>
    <meta:document-statistic meta:table-count="0" meta:image-count="0" meta:object-count="0" meta:page-count="2" meta:paragraph-count="37" meta:word-count="275" meta:character-count="1654" meta:non-whitespace-character-count="1357"/>
  </office:meta>
</office:document-meta>
</file>